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74288" officeooo:paragraph-rsid="0064d87f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5be4b3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4d87f" officeooo:paragraph-rsid="0064d87f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64d87f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585ca0" officeooo:paragraph-rsid="0064d87f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59fc00" officeooo:paragraph-rsid="0064d87f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ans1" fo:font-size="14pt" fo:font-weight="normal" officeooo:rsid="005b85ba" officeooo:paragraph-rsid="005be4b3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5">
      <style:paragraph-properties fo:line-height="150%" fo:text-align="justify" style:justify-single-word="false"/>
      <style:text-properties style:font-name="Liberation Sans1" fo:font-size="14pt" fo:font-weight="normal" officeooo:rsid="005b85ba" officeooo:paragraph-rsid="00633b4b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5">
      <style:paragraph-properties fo:line-height="150%" fo:text-align="justify" style:justify-single-word="false"/>
      <style:text-properties style:font-name="Liberation Sans1" fo:font-size="14pt" fo:font-weight="normal" officeooo:rsid="005b85ba" officeooo:paragraph-rsid="005b85ba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style:font-name="Liberation Sans1" fo:font-size="14pt" fo:font-weight="normal" officeooo:rsid="00633b4b" officeooo:paragraph-rsid="00633b4b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5">
      <style:paragraph-properties fo:line-height="150%" fo:text-align="justify" style:justify-single-word="false"/>
      <style:text-properties style:font-name="Liberation Sans1" fo:font-size="14pt" fo:font-weight="normal" officeooo:rsid="005fbf7c" officeooo:paragraph-rsid="0064d87f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4d87f" officeooo:paragraph-rsid="0064d87f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518ef" officeooo:paragraph-rsid="006518ef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64d87f" officeooo:paragraph-rsid="0064d87f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54a733"/>
    </style:style>
    <style:style style:name="T6" style:family="text">
      <style:text-properties officeooo:rsid="005be4b3"/>
    </style:style>
    <style:style style:name="T7" style:family="text">
      <style:text-properties officeooo:rsid="00526592"/>
    </style:style>
    <style:style style:name="T8" style:family="text">
      <style:text-properties officeooo:rsid="00574288"/>
    </style:style>
    <style:style style:name="T9" style:family="text">
      <style:text-properties style:font-name="Liberation Sans1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1" fo:font-size="14pt" fo:font-weight="normal" officeooo:rsid="0014818a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1" fo:font-size="14pt" fo:font-weight="normal" officeooo:rsid="005518be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ans1" fo:font-size="14pt" fo:font-weight="normal" officeooo:rsid="00585ca0" style:font-name-asian="Liberation Serif" style:font-size-asian="14pt" style:font-weight-asian="normal" style:font-name-complex="Liberation Serif" style:font-size-complex="14pt" style:font-weight-complex="normal"/>
    </style:style>
    <style:style style:name="T13" style:family="text">
      <style:text-properties style:font-name="Liberation Sans1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style:font-name="Liberation Sans1" fo:font-size="14pt" fo:font-weight="bold" officeooo:rsid="0064d87f" style:font-name-asian="Liberation Serif" style:font-size-asian="14pt" style:font-weight-asian="bold" style:font-name-complex="Liberation Serif" style:font-size-complex="14pt" style:font-weight-complex="bold"/>
    </style:style>
    <style:style style:name="T15" style:family="text">
      <style:text-properties officeooo:rsid="0059fc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9fc00" style:font-weight-asian="normal" style:font-weight-complex="normal"/>
    </style:style>
    <style:style style:name="T18" style:family="text">
      <style:text-properties fo:font-weight="normal" officeooo:rsid="00633b4b" style:font-weight-asian="normal" style:font-weight-complex="normal"/>
    </style:style>
    <style:style style:name="T19" style:family="text">
      <style:text-properties fo:font-weight="normal" officeooo:rsid="0064d87f" style:font-weight-asian="normal" style:font-weight-complex="normal"/>
    </style:style>
    <style:style style:name="T20" style:family="text">
      <style:text-properties fo:font-weight="normal" officeooo:rsid="006518ef" style:font-weight-asian="normal" style:font-weight-complex="normal"/>
    </style:style>
    <style:style style:name="T21" style:family="text">
      <style:text-properties style:font-name="Liberation San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633b4b"/>
    </style:style>
    <style:style style:name="T25" style:family="text">
      <style:text-properties officeooo:rsid="005b85ba"/>
    </style:style>
    <style:style style:name="T26" style:family="text">
      <style:text-properties officeooo:rsid="0064d87f"/>
    </style:style>
    <style:style style:name="T27" style:family="text">
      <style:text-properties officeooo:rsid="006518e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3">Objectif</text:span><text:span text:style-name="T14">s</text:span><text:span text:style-name="T10"> </text:span><text:span text:style-name="T11">:</text:span></text:p>
      <text:list xml:id="list1978857506" text:style-name="L1">
        <text:list-item>
          <text:p text:style-name="P8">Entrainement sur la multiplication et la division de relatifs</text:p>
        </text:list-item>
        <text:list-item>
          <text:p text:style-name="P17"><text:span text:style-name="T12">D</text:span><text:span text:style-name="T9">ébut séquence translation</text:span></text:p>
        </text:list-item>
      </text:list>
      <text:p text:style-name="P6"/>
      <text:p text:style-name="P6"><text:span text:style-name="T27">Rendu évaluations de rattrapage Pythagore</text:span><text:span text:style-name="T16"> (</text:span><text:span text:style-name="T20">5</text:span><text:span text:style-name="T16"> min)</text:span></text:p>
      <text:p text:style-name="P6"><text:span text:style-name="T16"/></text:p>
      <text:p text:style-name="P3"><text:span text:style-name="T15">Correction TaF </text:span><text:span text:style-name="T26">vendredi</text:span><text:span text:style-name="T17"> (15 min)</text:span></text:p>
      <text:list xml:id="list3298728679" text:style-name="L3">
        <text:list-item>
          <text:p text:style-name="P9">ex. 39 p. 29</text:p>
        </text:list-item>
        <text:list-item>
          <text:p text:style-name="P9">ex. 41 p. 30</text:p>
        </text:list-item>
        <text:list-item>
          <text:p text:style-name="P9">ex. 42 p. 30</text:p>
        </text:list-item>
      </text:list>
      <text:p text:style-name="P6">Activité cocottes<text:span text:style-name="T16"> (3</text:span><text:span text:style-name="T20">5</text:span><text:span text:style-name="T16"> min)</text:span></text:p>
      <text:p text:style-name="P16">Pause (5min)</text:p>
      <text:p text:style-name="P2"><text:span text:style-name="T15">Correction TaF </text:span><text:span text:style-name="T26">lundi</text:span><text:span text:style-name="T17"> (1</text:span><text:span text:style-name="T19">0</text:span><text:span text:style-name="T17"> min)</text:span></text:p>
      <text:list xml:id="list775163905" text:style-name="L4">
        <text:list-item>
          <text:p text:style-name="P10">ex. 46 p. 30 : petit problème</text:p>
        </text:list-item>
        <text:list-item>
          <text:p text:style-name="P10">ex. 44 p. 30 : avec des relatifs + définition fraction <text:span text:style-name="T22">a </text:span><text:span text:style-name="T23">/ </text:span><text:span text:style-name="T22">b</text:span> comme solution à <text:span text:style-name="T22">x </text:span><text:span text:style-name="T21">×</text:span><text:span text:style-name="T22"> b = a</text:span></text:p>
        </text:list-item>
      </text:list>
      <text:p text:style-name="P5">Entrainement<text:span text:style-name="T16"> </text:span><text:span text:style-name="T18">(</text:span><text:span text:style-name="T19">45</text:span><text:span text:style-name="T18"> min – 5 min recherche / 5 min correction)</text:span></text:p>
      <text:list xml:id="list3449472853" text:style-name="L5">
        <text:list-item>
          <text:p text:style-name="P11">ex. 5<text:span text:style-name="T24">0</text:span> p. 30 : <text:span text:style-name="T24">révisions multiplication relatifs (pyramide)</text:span></text:p>
        </text:list-item>
        <text:list-item>
          <text:p text:style-name="P12">ex. 53 p. 30 : priorités opératoires</text:p>
        </text:list-item>
        <text:list-item>
          <text:p text:style-name="P13">ex. 54<text:span text:style-name="T25"> p. 30 : </text:span>rappel vocabulaire</text:p>
        </text:list-item>
        <text:list-item>
          <text:p text:style-name="P14">ex. 57 p. 31 : <text:span text:style-name="T26">calculs dans un diagramme logique</text:span></text:p>
        </text:list-item>
        <text:list-item>
          <text:p text:style-name="P12">ex. 61 p. 31 : avec des nombres décimaux</text:p>
          <text:p text:style-name="P13">En plus, pour ceux qui vont vite :</text:p>
        </text:list-item>
        <text:list-item>
          <text:p text:style-name="P11">ex. 6<text:span text:style-name="T24">4</text:span> p. 3<text:span text:style-name="T24">2</text:span> : avec des nombres décimaux <text:span text:style-name="T24">(points d’un QCM)</text:span></text:p>
        </text:list-item>
        <text:list-item>
          <text:p text:style-name="P11">ex. <text:span text:style-name="T24">82</text:span> p. 3<text:span text:style-name="T24">5</text:span> : <text:span text:style-name="T24">raisonner : carré toujours positif</text:span></text:p>
        </text:list-item>
        <text:list-item>
          <text:p text:style-name="P13">ex. 87 p. 36 : raisonner</text:p>
        </text:list-item>
      </text:list>
      <text:p text:style-name="P4"/>
      <text:p text:style-name="P4">TaF<text:span text:style-name="T16"> : </text:span><text:span text:style-name="T19">pas de TaF – évaluation le lendema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5">
      <number:month number:calendar="jewish" number:style="long" number:textual="true"/>
      <number:text> </number:text>
      <number:day number:calendar="jewish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54a733"/>
    </style:style>
    <style:style style:name="MT6" style:family="text">
      <style:text-properties officeooo:rsid="005be4b3"/>
    </style:style>
    <style:style style:name="MT7" style:family="text">
      <style:text-properties officeooo:rsid="00526592"/>
    </style:style>
    <style:style style:name="MT8" style:family="text">
      <style:text-properties officeooo:rsid="005742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R</text:span><text:span text:style-name="MT4">elatifs</text:span><text:tab/><text:span text:style-name="MT3">Séance </text:span><text:span text:style-name="MT6">7</text:span><text:span text:style-name="MT7"> </text:span><text:span text:style-name="MT5">(</text:span><text:span text:style-name="MT6">2</text:span><text:span text:style-name="MT5">h)</text:span><text:span text:style-name="MT7"> – </text:span><text:span text:style-name="MT8">1</text:span><text:span text:style-name="MT6">6</text:span><text:span text:style-name="MT5">/1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03:45.462426751</dc:date>
    <meta:editing-duration>PT20H46M26S</meta:editing-duration>
    <meta:editing-cycles>56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98" meta:character-count="942" meta:non-whitespace-character-count="781"/>
  </office:meta>
</office:document-meta>
</file>